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46e" officeooo:paragraph-rsid="0005c46e"/>
    </style:style>
    <style:style style:name="P2" style:family="paragraph" style:parent-style-name="Standard">
      <style:text-properties fo:font-weight="bold" officeooo:rsid="00076715" officeooo:paragraph-rsid="00076715" style:font-weight-asian="bold" style:font-weight-complex="bold"/>
    </style:style>
    <style:style style:name="P3" style:family="paragraph" style:parent-style-name="Standard">
      <style:text-properties fo:font-weight="bold" officeooo:rsid="00824ce0" officeooo:paragraph-rsid="002e91f5" style:font-weight-asian="bold" style:font-weight-complex="bold"/>
    </style:style>
    <style:style style:name="P4" style:family="paragraph" style:parent-style-name="Standard">
      <style:text-properties fo:font-weight="bold" officeooo:rsid="002face6" officeooo:paragraph-rsid="002face6" style:font-weight-asian="bold" style:font-weight-complex="bold"/>
    </style:style>
    <style:style style:name="P5" style:family="paragraph" style:parent-style-name="Standard">
      <style:text-properties fo:font-weight="normal" officeooo:rsid="00076715" officeooo:paragraph-rsid="00076715" style:font-weight-asian="normal" style:font-weight-complex="normal"/>
    </style:style>
    <style:style style:name="P6" style:family="paragraph" style:parent-style-name="Standard">
      <style:text-properties fo:font-weight="normal" officeooo:rsid="00076715" officeooo:paragraph-rsid="002e91f5" style:font-weight-asian="normal" style:font-weight-complex="normal"/>
    </style:style>
    <style:style style:name="P7" style:family="paragraph" style:parent-style-name="Standard">
      <style:text-properties fo:font-weight="normal" officeooo:rsid="0007d0bd" officeooo:paragraph-rsid="0007d0bd" style:font-weight-asian="normal" style:font-weight-complex="normal"/>
    </style:style>
    <style:style style:name="P8" style:family="paragraph" style:parent-style-name="Standard">
      <style:text-properties fo:font-weight="normal" officeooo:rsid="0007d0bd" officeooo:paragraph-rsid="00151d44" style:font-weight-asian="normal" style:font-weight-complex="normal"/>
    </style:style>
    <style:style style:name="P9" style:family="paragraph" style:parent-style-name="Standard">
      <style:text-properties fo:font-weight="normal" officeooo:rsid="00145cf8" officeooo:paragraph-rsid="00145cf8" style:font-weight-asian="normal" style:font-weight-complex="normal"/>
    </style:style>
    <style:style style:name="P10" style:family="paragraph" style:parent-style-name="Standard">
      <style:text-properties fo:font-weight="normal" officeooo:rsid="000ac69e" officeooo:paragraph-rsid="0007d0bd" style:font-weight-asian="normal" style:font-weight-complex="normal"/>
    </style:style>
    <style:style style:name="P11" style:family="paragraph" style:parent-style-name="Standard">
      <style:text-properties officeooo:paragraph-rsid="0007d0bd"/>
    </style:style>
    <style:style style:name="P12" style:family="paragraph" style:parent-style-name="Standard">
      <style:text-properties officeooo:paragraph-rsid="00151d44"/>
    </style:style>
    <style:style style:name="P13" style:family="paragraph" style:parent-style-name="Standard">
      <style:text-properties officeooo:paragraph-rsid="00201aa1"/>
    </style:style>
    <style:style style:name="P14" style:family="paragraph" style:parent-style-name="Standard">
      <style:text-properties officeooo:paragraph-rsid="00211370"/>
    </style:style>
    <style:style style:name="P15" style:family="paragraph" style:parent-style-name="Standard">
      <style:text-properties fo:font-style="normal" fo:font-weight="normal" officeooo:rsid="00076715" officeooo:paragraph-rsid="0021137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076715" officeooo:paragraph-rsid="00076715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officeooo:paragraph-rsid="000b0b2e"/>
    </style:style>
    <style:style style:name="P18" style:family="paragraph" style:parent-style-name="Standard">
      <style:text-properties officeooo:rsid="003587a8" officeooo:paragraph-rsid="002e91f5"/>
    </style:style>
    <style:style style:name="P19" style:family="paragraph" style:parent-style-name="Standard">
      <style:text-properties officeooo:rsid="00363993" officeooo:paragraph-rsid="002e91f5"/>
    </style:style>
    <style:style style:name="P20" style:family="paragraph" style:parent-style-name="Standard">
      <style:text-properties officeooo:rsid="003bb3e9" officeooo:paragraph-rsid="002e91f5"/>
    </style:style>
    <style:style style:name="P21" style:family="paragraph" style:parent-style-name="Standard">
      <style:text-properties officeooo:rsid="003c5d19" officeooo:paragraph-rsid="002e91f5"/>
    </style:style>
    <style:style style:name="P22" style:family="paragraph" style:parent-style-name="Standard">
      <style:text-properties officeooo:rsid="003f2d90" officeooo:paragraph-rsid="002e91f5"/>
    </style:style>
    <style:style style:name="P23" style:family="paragraph" style:parent-style-name="Standard">
      <style:text-properties officeooo:rsid="0067e337" officeooo:paragraph-rsid="002e91f5"/>
    </style:style>
    <style:style style:name="P24" style:family="paragraph" style:parent-style-name="Standard">
      <style:text-properties officeooo:rsid="0034ea45" officeooo:paragraph-rsid="002e91f5"/>
    </style:style>
    <style:style style:name="P25" style:family="paragraph" style:parent-style-name="Standard">
      <style:text-properties officeooo:paragraph-rsid="002e91f5"/>
    </style:style>
    <style:style style:name="P26" style:family="paragraph" style:parent-style-name="Standard">
      <style:text-properties fo:font-style="normal" fo:font-weight="normal" officeooo:rsid="0078ab1c" officeooo:paragraph-rsid="002e91f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weight="normal" officeooo:rsid="0007d0bd" officeooo:paragraph-rsid="00076715" style:font-weight-asian="normal" style:font-weight-complex="normal"/>
    </style:style>
    <style:style style:name="P28" style:family="paragraph" style:parent-style-name="Standard">
      <style:text-properties fo:font-weight="normal" officeooo:rsid="002face6" officeooo:paragraph-rsid="002face6" style:font-weight-asian="normal" style:font-weight-complex="normal"/>
    </style:style>
    <style:style style:name="P29" style:family="paragraph" style:parent-style-name="Standard">
      <style:text-properties fo:font-weight="normal" officeooo:rsid="00300c85" officeooo:paragraph-rsid="00300c85" style:font-weight-asian="normal" style:font-weight-complex="normal"/>
    </style:style>
    <style:style style:name="T1" style:family="text">
      <style:text-properties fo:font-weight="normal" officeooo:rsid="00076715" style:font-weight-asian="normal" style:font-weight-complex="normal"/>
    </style:style>
    <style:style style:name="T2" style:family="text">
      <style:text-properties fo:font-weight="normal" officeooo:rsid="0007d0bd" style:font-weight-asian="normal" style:font-weight-complex="normal"/>
    </style:style>
    <style:style style:name="T3" style:family="text">
      <style:text-properties fo:font-weight="normal" officeooo:rsid="00097cbd" style:font-weight-asian="normal" style:font-weight-complex="normal"/>
    </style:style>
    <style:style style:name="T4" style:family="text">
      <style:text-properties fo:font-weight="normal" officeooo:rsid="00099624" style:font-weight-asian="normal" style:font-weight-complex="normal"/>
    </style:style>
    <style:style style:name="T5" style:family="text">
      <style:text-properties fo:font-weight="normal" officeooo:rsid="0009e8be" style:font-weight-asian="normal" style:font-weight-complex="normal"/>
    </style:style>
    <style:style style:name="T6" style:family="text">
      <style:text-properties fo:font-weight="normal" officeooo:rsid="000ac69e" style:font-weight-asian="normal" style:font-weight-complex="normal"/>
    </style:style>
    <style:style style:name="T7" style:family="text">
      <style:text-properties fo:font-weight="normal" officeooo:rsid="000b8ade" style:font-weight-asian="normal" style:font-weight-complex="normal"/>
    </style:style>
    <style:style style:name="T8" style:family="text">
      <style:text-properties fo:font-weight="normal" officeooo:rsid="000ec684" style:font-weight-asian="normal" style:font-weight-complex="normal"/>
    </style:style>
    <style:style style:name="T9" style:family="text">
      <style:text-properties fo:font-weight="normal" officeooo:rsid="00103dba" style:font-weight-asian="normal" style:font-weight-complex="normal"/>
    </style:style>
    <style:style style:name="T10" style:family="text">
      <style:text-properties fo:font-weight="normal" officeooo:rsid="0010a046" style:font-weight-asian="normal" style:font-weight-complex="normal"/>
    </style:style>
    <style:style style:name="T11" style:family="text">
      <style:text-properties fo:font-weight="normal" officeooo:rsid="0012849a" style:font-weight-asian="normal" style:font-weight-complex="normal"/>
    </style:style>
    <style:style style:name="T12" style:family="text">
      <style:text-properties fo:font-weight="normal" officeooo:rsid="00151d44" style:font-weight-asian="normal" style:font-weight-complex="normal"/>
    </style:style>
    <style:style style:name="T13" style:family="text">
      <style:text-properties fo:font-weight="normal" officeooo:rsid="00168baa" style:font-weight-asian="normal" style:font-weight-complex="normal"/>
    </style:style>
    <style:style style:name="T14" style:family="text">
      <style:text-properties fo:font-weight="normal" officeooo:rsid="00173819" style:font-weight-asian="normal" style:font-weight-complex="normal"/>
    </style:style>
    <style:style style:name="T15" style:family="text">
      <style:text-properties fo:font-weight="normal" officeooo:rsid="00175436" style:font-weight-asian="normal" style:font-weight-complex="normal"/>
    </style:style>
    <style:style style:name="T16" style:family="text">
      <style:text-properties fo:font-weight="normal" officeooo:rsid="0022f4f9" style:font-weight-asian="normal" style:font-weight-complex="normal"/>
    </style:style>
    <style:style style:name="T17" style:family="text">
      <style:text-properties fo:font-weight="normal" officeooo:rsid="0024acda" style:font-weight-asian="normal" style:font-weight-complex="normal"/>
    </style:style>
    <style:style style:name="T18" style:family="text">
      <style:text-properties fo:font-weight="normal" officeooo:rsid="00264319" style:font-weight-asian="normal" style:font-weight-complex="normal"/>
    </style:style>
    <style:style style:name="T19" style:family="text">
      <style:text-properties fo:font-weight="normal" officeooo:rsid="00269c65" style:font-weight-asian="normal" style:font-weight-complex="normal"/>
    </style:style>
    <style:style style:name="T20" style:family="text">
      <style:text-properties fo:font-weight="normal" officeooo:rsid="0027c502" style:font-weight-asian="normal" style:font-weight-complex="normal"/>
    </style:style>
    <style:style style:name="T21" style:family="text">
      <style:text-properties fo:font-weight="normal" officeooo:rsid="00296b2d" style:font-weight-asian="normal" style:font-weight-complex="normal"/>
    </style:style>
    <style:style style:name="T22" style:family="text">
      <style:text-properties fo:font-weight="normal" officeooo:rsid="002a1ee4" style:font-weight-asian="normal" style:font-weight-complex="normal"/>
    </style:style>
    <style:style style:name="T23" style:family="text">
      <style:text-properties fo:font-weight="normal" officeooo:rsid="002ba33f" style:font-weight-asian="normal" style:font-weight-complex="normal"/>
    </style:style>
    <style:style style:name="T24" style:family="text">
      <style:text-properties fo:font-weight="normal" officeooo:rsid="002d5cde" style:font-weight-asian="normal" style:font-weight-complex="normal"/>
    </style:style>
    <style:style style:name="T25" style:family="text">
      <style:text-properties fo:font-weight="normal" officeooo:rsid="000b0b2e" style:font-weight-asian="normal" style:font-weight-complex="normal"/>
    </style:style>
    <style:style style:name="T26" style:family="text">
      <style:text-properties fo:font-weight="normal" officeooo:rsid="0050be3b" style:font-weight-asian="normal" style:font-weight-complex="normal"/>
    </style:style>
    <style:style style:name="T27" style:family="text">
      <style:text-properties fo:font-weight="normal" officeooo:rsid="00824059" style:font-weight-asian="normal" style:font-weight-complex="normal"/>
    </style:style>
    <style:style style:name="T28" style:family="text">
      <style:text-properties fo:font-weight="normal" officeooo:rsid="0059ea54" style:font-weight-asian="normal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076715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0b8ade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78ab1c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50be3b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59ea54" style:font-style-asian="italic" style:font-weight-asian="bold" style:font-style-complex="italic" style:font-weight-complex="bold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73819" style:font-style-asian="normal" style:font-style-complex="normal"/>
    </style:style>
    <style:style style:name="T39" style:family="text">
      <style:text-properties fo:font-style="normal" officeooo:rsid="00175436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076715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0b8ade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0c070e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0dc1e7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c4ac4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e4dc0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01aa1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11370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dbf1b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0b0b2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78ab1c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7dd548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bold" officeooo:rsid="000c070e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1c4ac4" style:font-style-asian="normal" style:font-weight-asian="bold" style:font-style-complex="normal" style:font-weight-complex="bold"/>
    </style:style>
    <style:style style:name="T55" style:family="text">
      <style:text-properties officeooo:rsid="0007d0bd"/>
    </style:style>
    <style:style style:name="T56" style:family="text">
      <style:text-properties officeooo:rsid="00175436"/>
    </style:style>
    <style:style style:name="T57" style:family="text">
      <style:text-properties officeooo:rsid="00190d8c"/>
    </style:style>
    <style:style style:name="T58" style:family="text">
      <style:text-properties officeooo:rsid="00197182"/>
    </style:style>
    <style:style style:name="T59" style:family="text">
      <style:text-properties officeooo:rsid="001b6e71"/>
    </style:style>
    <style:style style:name="T60" style:family="text">
      <style:text-properties officeooo:rsid="00369fd5"/>
    </style:style>
    <style:style style:name="T61" style:family="text">
      <style:text-properties officeooo:rsid="007f4fce"/>
    </style:style>
    <style:style style:name="T62" style:family="text">
      <style:text-properties officeooo:rsid="0046a30f"/>
    </style:style>
    <style:style style:name="T63" style:family="text">
      <style:text-properties officeooo:rsid="007fe215"/>
    </style:style>
    <style:style style:name="T64" style:family="text">
      <style:text-properties officeooo:rsid="00363993"/>
    </style:style>
    <style:style style:name="T65" style:family="text">
      <style:text-properties officeooo:rsid="0037eb08"/>
    </style:style>
    <style:style style:name="T66" style:family="text">
      <style:text-properties officeooo:rsid="003bb3e9"/>
    </style:style>
    <style:style style:name="T67" style:family="text">
      <style:text-properties officeooo:rsid="003c5d19"/>
    </style:style>
    <style:style style:name="T68" style:family="text">
      <style:text-properties officeooo:rsid="006564c1"/>
    </style:style>
    <style:style style:name="T69" style:family="text">
      <style:text-properties officeooo:rsid="003d4053"/>
    </style:style>
    <style:style style:name="T70" style:family="text">
      <style:text-properties officeooo:rsid="0073b55e"/>
    </style:style>
    <style:style style:name="T71" style:family="text">
      <style:text-properties officeooo:rsid="00757dfd"/>
    </style:style>
    <style:style style:name="T72" style:family="text">
      <style:text-properties officeooo:rsid="0077569c"/>
    </style:style>
    <style:style style:name="T73" style:family="text">
      <style:text-properties officeooo:rsid="0067bc41"/>
    </style:style>
    <style:style style:name="T74" style:family="text">
      <style:text-properties officeooo:rsid="003efc36"/>
    </style:style>
    <style:style style:name="T75" style:family="text">
      <style:text-properties officeooo:rsid="007759f6"/>
    </style:style>
    <style:style style:name="T76" style:family="text">
      <style:text-properties officeooo:rsid="006919a2"/>
    </style:style>
    <style:style style:name="T77" style:family="text">
      <style:text-properties officeooo:rsid="006bd9b5"/>
    </style:style>
    <style:style style:name="T78" style:family="text">
      <style:text-properties officeooo:rsid="007bd9f6"/>
    </style:style>
    <style:style style:name="T79" style:family="text">
      <style:text-properties officeooo:rsid="0069c95f"/>
    </style:style>
    <style:style style:name="T80" style:family="text">
      <style:text-properties officeooo:rsid="006bbd68"/>
    </style:style>
    <style:style style:name="T81" style:family="text">
      <style:text-properties officeooo:rsid="004a89f3"/>
    </style:style>
    <style:style style:name="T82" style:family="text">
      <style:text-properties officeooo:rsid="0052348e"/>
    </style:style>
    <style:style style:name="T83" style:family="text">
      <style:text-properties officeooo:rsid="005a4305"/>
    </style:style>
    <style:style style:name="T84" style:family="text">
      <style:text-properties officeooo:rsid="003f2d90"/>
    </style:style>
    <style:style style:name="T85" style:family="text">
      <style:text-properties officeooo:rsid="00402ad5"/>
    </style:style>
    <style:style style:name="T86" style:family="text">
      <style:text-properties officeooo:rsid="006ce32b"/>
    </style:style>
    <style:style style:name="T87" style:family="text">
      <style:text-properties officeooo:rsid="008143e7"/>
    </style:style>
    <style:style style:name="T88" style:family="text">
      <style:text-properties officeooo:rsid="00421810"/>
    </style:style>
    <style:style style:name="T89" style:family="text">
      <style:text-properties officeooo:rsid="004af04a"/>
    </style:style>
    <style:style style:name="T90" style:family="text">
      <style:text-properties officeooo:rsid="004d7b88"/>
    </style:style>
    <style:style style:name="T91" style:family="text">
      <style:text-properties officeooo:rsid="005433a7"/>
    </style:style>
    <style:style style:name="T92" style:family="text">
      <style:text-properties officeooo:rsid="0054f9e9"/>
    </style:style>
    <style:style style:name="T93" style:family="text">
      <style:text-properties officeooo:rsid="00565a0b"/>
    </style:style>
    <style:style style:name="T94" style:family="text">
      <style:text-properties officeooo:rsid="004c6655"/>
    </style:style>
    <style:style style:name="T95" style:family="text">
      <style:text-properties officeooo:rsid="0062c9c7"/>
    </style:style>
    <style:style style:name="T96" style:family="text">
      <style:text-properties officeooo:rsid="006dfd4e"/>
    </style:style>
    <style:style style:name="T97" style:family="text">
      <style:text-properties officeooo:rsid="007a50e6"/>
    </style:style>
    <style:style style:name="T98" style:family="text">
      <style:text-properties officeooo:rsid="006e606a"/>
    </style:style>
    <style:style style:name="T99" style:family="text">
      <style:text-properties officeooo:rsid="0043b4fa"/>
    </style:style>
    <style:style style:name="T100" style:family="text">
      <style:text-properties officeooo:rsid="0050be3b"/>
    </style:style>
    <style:style style:name="T101" style:family="text">
      <style:text-properties officeooo:rsid="00581250"/>
    </style:style>
    <style:style style:name="T102" style:family="text">
      <style:text-properties fo:font-weight="bold" officeooo:rsid="0050be3b" style:font-weight-asian="bold" style:font-weight-complex="bold"/>
    </style:style>
    <style:style style:name="T103" style:family="text">
      <style:text-properties fo:font-weight="bold" officeooo:rsid="00581250" style:font-weight-asian="bold" style:font-weight-complex="bold"/>
    </style:style>
    <style:style style:name="T104" style:family="text">
      <style:text-properties officeooo:rsid="0034ea45"/>
    </style:style>
    <style:style style:name="T105" style:family="text">
      <style:text-properties officeooo:rsid="00703a2c"/>
    </style:style>
    <style:style style:name="T106" style:family="text">
      <style:text-properties officeooo:rsid="008072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Great Filter</text:p>
      <text:p text:style-name="P18"/>
      <text:p text:style-name="P18">The Great Filter lies before us, not behind us. </text:p>
      <text:p text:style-name="P18"/>
      <text:p text:style-name="P25"><text:span text:style-name="T64">What is the </text:span><text:span text:style-name="T60">G</text:span><text:span text:style-name="T64">reat </text:span><text:span text:style-name="T60">F</text:span><text:span text:style-name="T64">ilter? </text:span><text:span text:style-name="T65">It is </text:span><text:span text:style-name="T66">a </text:span><text:span text:style-name="T67">purported step, in the </text:span><text:span text:style-name="T68">advancement</text:span><text:span text:style-name="T67"> of intelligent life, that </text:span><text:span text:style-name="T69">is so </text:span><text:span text:style-name="T70">difficult</text:span><text:span text:style-name="T69"> to </text:span><text:span text:style-name="T71">surmount </text:span><text:span text:style-name="T72">it </text:span><text:span text:style-name="T69">“filters out” a</text:span><text:span text:style-name="T73">ny</text:span><text:span text:style-name="T69"> </text:span><text:span text:style-name="T74">chance of</text:span><text:span text:style-name="T69"> </text:span><text:span text:style-name="T75">advanced, interstellar life forming.</text:span><text:span text:style-name="T69"> </text:span><text:span text:style-name="T76">It is an explanation </text:span><text:span text:style-name="T77">for </text:span><text:span text:style-name="T76">why the </text:span><text:span text:style-name="T78">cosmos</text:span><text:span text:style-name="T79"> are totally void of any signs of </text:span><text:span text:style-name="T80">observable life. </text:span></text:p>
      <text:p text:style-name="P19"/>
      <text:p text:style-name="P25"><text:span text:style-name="T81">Robin Hanson, who coined the term </text:span><text:span text:style-name="T82">in a 1996 blogpost,</text:span><text:span text:style-name="T74"> </text:span><text:span text:style-name="T83">breaks the </text:span><text:span text:style-name="T74">the advancement of </text:span><text:span text:style-name="T84">intelligent life into the following steps:</text:span></text:p>
      <text:p text:style-name="P19"/>
      <text:p text:style-name="P20">1. The right star system <text:span text:style-name="T84">(</text:span>including organics and potentiall<text:span text:style-name="T84">y habitable planets)</text:span></text:p>
      <text:p text:style-name="P20">2. Reproductive <text:span text:style-name="T67">molecules (e.g. RNA)</text:span></text:p>
      <text:p text:style-name="P21">3. Simple (prok<text:span text:style-name="T84">aryotic) single-cell life</text:span></text:p>
      <text:p text:style-name="P22">4. Complex (eukaryotic) single-cell life</text:p>
      <text:p text:style-name="P22">5. Sexual reproduction</text:p>
      <text:p text:style-name="P22">6. Multi-cell life</text:p>
      <text:p text:style-name="P22">7. Tool-using animals with intelligence</text:p>
      <text:p text:style-name="P22">8. A civilization advancing toward the potential for a colonization explosion (where we are now)</text:p>
      <text:p text:style-name="P22">9. Interstellar colonization explosion</text:p>
      <text:p text:style-name="P22"/>
      <text:p text:style-name="P23">But which step is it? Which step <text:span text:style-name="T30">is</text:span><text:span text:style-name="T35"> </text:span><text:span text:style-name="T40">the Great Filter? </text:span><text:span text:style-name="T51">Is there even a single step </text:span><text:span text:style-name="T33">at all</text:span><text:span text:style-name="T51"> that is </text:span><text:span text:style-name="T52">particularly more improbably to surmount than another? </text:span></text:p>
      <text:p text:style-name="P26"/>
      <text:p text:style-name="P25"><text:span text:style-name="T85">The fact that we ourselves have made it to step 8, suggests that no step that we have hitherto surmounted is that improbable. </text:span><text:span text:style-name="T77">And yet, </text:span><text:span text:style-name="T86">c</text:span><text:span text:style-name="T85">ompounding over the grandeur</text:span><text:span text:style-name="T87"> o</text:span><text:span text:style-name="T85">f </text:span><text:span text:style-name="T87">observable space</text:span><text:span text:style-name="T85">, scientists should have observed signs of other intelligent life right now. </text:span><text:span text:style-name="T88">The stars and galaxies should be teaming with </text:span><text:span text:style-name="T89">space ships </text:span><text:span text:style-name="T90">and </text:span><text:span text:style-name="T89">interstellar electromagnetic communication.</text:span><text:span text:style-name="T88"> </text:span><text:span text:style-name="T85">And yet </text:span><text:span text:style-name="T88">they are void of all such sign</text:span><text:span text:style-name="T85">. </text:span><text:span text:style-name="T88">Nothing. Just emptiness. </text:span></text:p>
      <text:p text:style-name="P19"/>
      <text:p text:style-name="P25"><text:span text:style-name="T66">The implications are grim. </text:span><text:span text:style-name="T67">The fact that life on earth has come this far, suggests </text:span><text:span text:style-name="T91">(although does not necessarily mean) </text:span><text:span text:style-name="T67">that the emergence of intelligent life </text:span><text:span text:style-name="T92">throughout the universe </text:span><text:span text:style-name="T67">is quite probable. </text:span><text:span text:style-name="T93">It suggests that</text:span><text:span text:style-name="T94"> </text:span><text:span text:style-name="T95">the Great Filter lies in </text:span><text:span text:style-name="T96">stage</text:span><text:span text:style-name="T95"> 8: </text:span><text:span text:style-name="T96">the very stage we are in now. </text:span></text:p>
      <text:p text:style-name="P20"/>
      <text:p text:style-name="P25"><text:span text:style-name="T97">And so,</text:span><text:span text:style-name="T98"> t</text:span><text:span text:style-name="T99">he Great Filter lies before us. </text:span><text:span text:style-name="T100">And not only before us in some distant future, but in the time we ar</text:span><text:span text:style-name="T101">e </text:span><text:span text:style-name="T100">living in. </text:span><text:span text:style-name="T102">N</text:span><text:span text:style-name="T103">ow</text:span><text:span text:style-name="T102">.</text:span><text:span text:style-name="T34"> </text:span><text:span text:style-name="T36">You</text:span> <text:span text:style-name="T26">are living in the </text:span><text:span text:style-name="T27">most crucial </text:span><text:span text:style-name="T28">stage </text:span><text:span text:style-name="T27">that lies at the focal point of</text:span><text:span text:style-name="T28"> all the billions of years of hitherto evolution, </text:span><text:span text:style-name="T27">the stage that will determine if humanity truly has some chance at creating something beyond itself: something more. </text:span></text:p>
      <text:p text:style-name="P24"/>
      <text:p text:style-name="P25"><text:span text:style-name="T104">The </text:span><text:span text:style-name="T105">G</text:span><text:span text:style-name="T104">reat </text:span><text:span text:style-name="T105">F</text:span><text:span text:style-name="T104">ilter is upon us. Now, the decisive action take will ensure humanity’s survival past, or its destruction, and possibly the destruction of all life on earth. </text:span><text:span text:style-name="T61">And the decisive action must be</text:span><text:span text:style-name="T106">gin with a sober and honest assessment of what we are as a species, no matter how painful or humiliating it may be. </text:span></text:p>
      <text:p text:style-name="P25"/>
      <text:p text:style-name="P6"><text:span text:style-name="T60">This manifesto is meant as a call to arms. It is meant as a shock, to shock those that have the courage to </text:span><text:span text:style-name="T61">stare</text:span><text:span text:style-name="T60"> </text:span><text:span text:style-name="T61">at t</text:span><text:span text:style-name="T60">he truth of what I have written here. It is a desperate plea, a plea that will be met with code, technology, charismatic </text:span><text:span text:style-name="T62">politics</text:span><text:span text:style-name="T60">, and force of arms. It is a call to the truth that will stampen and steam role all lies and deceit that has hitherto rotten and mutilated the human race. </text:span><text:span text:style-name="T63">All competing forcews which seek to </text:span></text:p>
      <text:p text:style-name="P2"><text:soft-page-break/>The Ultimate Goal</text:p>
      <text:p text:style-name="P2"/>
      <text:p text:style-name="P12"><text:span text:style-name="T2">I will begin this section, and the justification for this manifesto, with a contentious statement that detractor</text:span><text:span text:style-name="T4">s </text:span><text:span text:style-name="T2">will likely view as abstract to the point of absurdity. </text:span></text:p>
      <text:p text:style-name="P8"/>
      <text:p text:style-name="P12"><text:span text:style-name="T2">The ultimate goal of humanity </text:span><text:span text:style-name="T16">cannot be determined until </text:span><text:span text:style-name="T17">an answer to the following question is established:</text:span><text:span text:style-name="T2"> </text:span><text:span text:style-name="T7">w</text:span><text:span text:style-name="T2">hy are the laws of the universe the way they are?</text:span></text:p>
      <text:p text:style-name="P7"/>
      <text:p text:style-name="P11"><text:span text:style-name="T2">Why should this be the ultimate goal? Because </text:span><text:span text:style-name="T3">it is the ultimate question,</text:span><text:span text:style-name="T8"> at the foundation of all other questions</text:span><text:span text:style-name="T3">. Most people believe</text:span><text:span text:style-name="T2"> </text:span><text:span text:style-name="T3">that the ultimate question is “what existed before the big bang?” </text:span><text:span text:style-name="T4">or “why </text:span><text:span text:style-name="T5">is there something rather than nothing?</text:span><text:span text:style-name="T4">” </text:span><text:span text:style-name="T5">Modern physics tells us, however, that the former question is </text:span><text:span text:style-name="T6">in fact nonsensical, as a human notion of “time” did not exist until the big-bang itself. As for the </text:span><text:span text:style-name="T9">latter</text:span><text:span text:style-name="T6">, we know the state of “nothing” to be inherently unstable according to the known laws of physics: </text:span><text:span text:style-name="T18">when “nothing” exists, </text:span><text:span text:style-name="T19">energy, matter, and anti-matter spontaneously spring into existence</text:span><text:span text:style-name="T6">. Hence, the most profound question to ask is: why </text:span><text:span text:style-name="T10">is nothing inherently unstable</text:span><text:span text:style-name="T6">? </text:span><text:span text:style-name="T10">Or, to put it </text:span><text:span text:style-name="T20">more broadl</text:span><text:span text:style-name="T21">y</text:span><text:span text:style-name="T10">: why are the laws of physics the way that they are? </text:span></text:p>
      <text:p text:style-name="P7"/>
      <text:p text:style-name="P11"><text:span text:style-name="T2">I contend that all other political manifestos and documents, and creeds, place arbitrary goals as their end, within arbitrary moral frameworks. </text:span><text:span text:style-name="T3">Take for </text:span><text:span text:style-name="T4">a stupid example, communism. </text:span><text:span text:style-name="T6">Communism posits property or ownership of assets, as the ultimate evil. But why? Why is that the ultimate evil? To which </text:span><text:span text:style-name="T7">a communist might respond (quite naively, as all </text:span><text:span text:style-name="T22">l</text:span><text:span text:style-name="T7">eftists </text:span><text:span text:style-name="T22">generally </text:span><text:span text:style-name="T7">do) that property leads to human suffering. OK: why is a society that minimizes human suffering a good thing? </text:span><text:span text:style-name="T11">Well, the communist might respond, that </text:span><text:span text:style-name="T12">the goal is not the total elimination of suffering, but of </text:span><text:span text:style-name="T13">unnecessary human suffering. </text:span><text:span text:style-name="T14">Why should that be the goal? Perhaps because it is a way of life more in accordance with human nature. OK, why is a life more in accordance with nature a “good” thing? </text:span><text:span text:style-name="T6">...and so the tail of “why’s” goes, similar to mathematical indusction, until we get to the ultimate question: why are the laws of the universe the way they are? </text:span></text:p>
      <text:p text:style-name="P10"/>
      <text:p text:style-name="P17"><text:span text:style-name="T6">A</text:span><text:span text:style-name="T25">nd so in a way, this treatise </text:span><text:span text:style-name="T23">and its subsqeuent ideology is the most humble there is, </text:span><text:span text:style-name="T24">and is constructed </text:span><text:span text:style-name="T7">on far more concrete logical grounds than</text:span><text:span text:style-name="T32"> any</text:span><text:span text:style-name="T42"> hitherto proceeding political treatise. </text:span><text:span text:style-name="T43">I </text:span><text:span text:style-name="T53">start</text:span><text:span text:style-name="T43"> from the assumption that it is impossible for me, or anyone else currently living, to possibly fully justify a given morality. </text:span><text:span text:style-name="T44">And so I derive guidelines to design a </text:span><text:span text:style-name="T49">society</text:span><text:span text:style-name="T44"> which is capable of ultimately delivering such a justification, perhaps for an ideology or a way or an answer that I, nor no one else alive, can currently understand or conceive of. </text:span><text:span text:style-name="T50"><text:s/></text:span></text:p>
      <text:p text:style-name="P7"/>
      <text:p text:style-name="P9">I will add a minor note here: the least arbitrary morality I could possibly conceive, and present arrogantly as correct, is a morality that is consistent with human biology and human nature. But what does this even mean? What <text:span text:style-name="T29">is </text:span><text:span text:style-name="T37"><text:s/>a moral framework? A moral framework is just a set of principles and guideless of how one </text:span><text:span text:style-name="T29">should</text:span><text:span text:style-name="T37"> act, irrespectively of ones own interest. </text:span><text:span text:style-name="T38">But how should the whole of soceity act, in order to </text:span><text:span text:style-name="T39">maximize its accordance with ?</text:span></text:p>
      <text:p text:style-name="P27"/>
      <text:p text:style-name="P11"><text:span text:style-name="T2">So the ultimate goal of this manifesto is to derive the guidelines for a hum</text:span><text:span text:style-name="T15">a</text:span><text:span text:style-name="T2">n civilization that can one day achieve interstellar travel to answer this question, or perhaps an offshoot of human civilization, that can ultimately understand this question. </text:span></text:p>
      <text:p text:style-name="P5"/>
      <text:p text:style-name="P5"/>
      <text:p text:style-name="P5"/>
      <text:p text:style-name="P5"/>
      <text:p text:style-name="P5"/>
      <text:p text:style-name="P4"><text:soft-page-break/>Anti-Fragility</text:p>
      <text:p text:style-name="P28"/>
      <text:p text:style-name="P29">What is anti-fragility?</text:p>
      <text:p text:style-name="P5"/>
      <text:p text:style-name="P5"/>
      <text:p text:style-name="P5"/>
      <text:p text:style-name="P5">The beauty of taking <text:span text:style-name="T57">anti-fragility as the ultimate guiding virtue of a society</text:span>, and reverse engineering the conditions <text:span text:style-name="T58">which result in it</text:span>, i<text:span text:style-name="T59">s its consequences</text:span>: <text:span text:style-name="T55">the maximization</text:span> of beauty, of eugenic quality, of honest <text:span text:style-name="T56">signals</text:span>, of intellectual and economic freedom <text:span text:style-name="T55">of the huma</text:span><text:span text:style-name="T56">n</text:span><text:span text:style-name="T55"> race. The preservation of the biosphere, of animal life, the protection of the natural world from human destruction at </text:span><text:span text:style-name="T57">any and all cost. <text:s/></text:span></text:p>
      <text:p text:style-name="P5"/>
      <text:p text:style-name="P13"><text:span text:style-name="T1">The truth is, humanity is not at the stage where it can possibly answer questions with regards to how the laws of unniverse are the way they are. Perhaps, and I in fact find this likely—humanity will </text:span><text:span text:style-name="T31">never</text:span><text:span text:style-name="T41"> be at this stage, as it is physically impossible to </text:span><text:span text:style-name="T47">answer such a metaphysical question concerning a system, from within the system itself. </text:span><text:span text:style-name="T48">B</text:span><text:span text:style-name="T41">ut the only chance we have at reaching this stage </text:span><text:span text:style-name="T48">is building a society which maximizes</text:span><text:span text:style-name="T41"> </text:span></text:p>
      <text:p text:style-name="P15"/>
      <text:p text:style-name="P15"/>
      <text:p text:style-name="P14"><text:span text:style-name="T41">But regardless, the pursuit of a totally impossible goal is likely what gives our existence meaning, </text:span><text:span text:style-name="T45">and is one that leads to the development of a soceity that is </text:span><text:span text:style-name="T54">truly</text:span><text:span text:style-name="T45"> consistent with human nature in ways that other political ideologies cannot be, because evolution itself always selects for the most anti-fragile option possible. </text:span></text:p>
      <text:p text:style-name="P16"/>
      <text:p text:style-name="P16">It stands to reason that the ultimate goal of a human society is to survive as long as possible so as to be able to understand this question. However, as I discussed in the section on biology and evolution, </text:p>
      <text:p text:style-name="P16"/>
      <text:p text:style-name="P2"><text:span text:style-name="T40">But survival is not sufficient: cockroaches survive, rats survive, and yet the nature of their “survival” does not capture what I mean here. </text:span><text:span text:style-name="T46">They survive primarily because they are so robust, not because they are actively adaptive. </text:span><text:span text:style-name="T40"><text:tab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5T19:26:13.199202229</meta:creation-date>
    <meta:generator>LibreOffice/6.4.7.2$Linux_X86_64 LibreOffice_project/40$Build-2</meta:generator>
    <dc:date>2022-10-13T15:27:04.293005124</dc:date>
    <meta:editing-duration>PT1H19M56S</meta:editing-duration>
    <meta:editing-cycles>41</meta:editing-cycles>
    <meta:document-statistic meta:table-count="0" meta:image-count="0" meta:object-count="0" meta:page-count="3" meta:paragraph-count="34" meta:word-count="1332" meta:character-count="7845" meta:non-whitespace-character-count="6526"/>
  </office:meta>
</office:document-meta>
</file>